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7pt"/>
    </style:style>
    <style:style style:name="co3" style:family="table-column">
      <style:table-column-properties fo:break-before="auto" style:column-width="21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8" table:number-rows-spanned="1">
            <text:p>Comparison of different tools for static/dynamic link budget calculations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AMSAT</text:p>
          </table:table-cell>
          <table:table-cell office:value-type="string" calcext:value-type="string">
            <text:p>linkpredict</text:p>
          </table:table-cell>
          <table:table-cell office:value-type="string" calcext:value-type="string">
            <text:p>luplink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ation Elevatio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arization lo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easy to implement)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c/Dynamic</text:p>
          </table:table-cell>
          <table:table-cell office:value-type="string" calcext:value-type="string">
            <text:p>Static</text:p>
          </table:table-cell>
          <table:table-cell table:number-columns-repeated="2" office:value-type="string" calcext:value-type="string">
            <text:p>Dynamic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Others</text:p>
          </table:table-cell>
          <table:table-cell/>
          <table:table-cell office:value-type="string" calcext:value-type="string">
            <text:p>Different way for temp calculation → to investigate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straction of losses, possibility to add as much as we want</text:p>
          </table:table-cell>
          <table:table-cell office:value-type="string" calcext:value-type="string">
            <text:p>All possible losses defined clearly, easier for the user &amp; clean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xed architecture of RX/TX</text:p>
          </table:table-cell>
          <table:table-cell office:value-type="string" calcext:value-type="string">
            <text:p>Dynamic architecture but problems with G/Tcalcul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here is the XPI fed 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ange calculation of pointing loss for S/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09:38:00.936687090</meta:creation-date>
    <dc:date>2021-03-08T19:12:44.936717883</dc:date>
    <meta:editing-duration>PT8H30M39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